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27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D1" style:family="table-cell">
      <style:table-cell-properties fo:background-color="#e6e6e6" fo:padding="0.097cm" fo:border="0.002cm solid #000000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" style:family="table">
      <style:table-properties style:width="17.013cm" fo:margin-left="0cm" fo:margin-right="-0.012cm" table:align="margins" fo:keep-with-next="always"/>
    </style:style>
    <style:style style:name="表格3.A" style:family="table-column">
      <style:table-column-properties style:column-width="5.666cm" style:rel-column-width="21824*"/>
    </style:style>
    <style:style style:name="表格3.B" style:family="table-column">
      <style:table-column-properties style:column-width="1.187cm" style:rel-column-width="4572*"/>
    </style:style>
    <style:style style:name="表格3.C" style:family="table-column">
      <style:table-column-properties style:column-width="10.16cm" style:rel-column-width="39139*"/>
    </style:style>
    <style:style style:name="表格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C1" style:family="table-cell">
      <style:table-cell-properties fo:background-color="#e6e6e6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封面副标题">
      <style:paragraph-properties fo:text-align="start" style:justify-single-word="false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封面标题" style:master-page-name="First_20_Page">
      <style:paragraph-properties fo:text-align="start" style:justify-single-word="false" style:page-number="auto"/>
    </style:style>
    <style:style style:name="P12" style:family="paragraph" style:parent-style-name="Heading_20_1" style:master-page-name="文前页">
      <style:paragraph-properties style:page-number="1"/>
    </style:style>
    <style:style style:name="P13" style:family="paragraph" style:parent-style-name="Heading_20_1" style:master-page-name="正文页">
      <style:paragraph-properties style:page-number="1"/>
    </style:style>
    <style:style style:name="P14" style:family="paragraph" style:parent-style-name="Heading_20_1" style:master-page-name="文后页">
      <style:paragraph-properties style:page-number="auto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Contents_20_Heading" style:master-page-name="文前页">
      <style:paragraph-properties style:page-number="auto"/>
    </style:style>
    <style:style style:name="P17" style:family="paragraph" style:parent-style-name="Numbering_20_1_20_Cont." style:list-style-name="L3"/>
    <style:style style:name="P18" style:family="paragraph" style:parent-style-name="Numbering_20_1_20_Cont." style:list-style-name="L4"/>
    <style:style style:name="P19" style:family="paragraph" style:parent-style-name="Numbering_20_1_20_Cont." style:list-style-name="L5"/>
    <style:style style:name="P20" style:family="paragraph" style:parent-style-name="Numbering_20_1_20_Cont." style:list-style-name="L6"/>
    <style:style style:name="P21" style:family="paragraph" style:parent-style-name="Numbering_20_1_20_Cont." style:list-style-name="L7"/>
    <style:style style:name="P22" style:family="paragraph" style:parent-style-name="Numbering_20_1_20_Start" style:list-style-name="L3"/>
    <style:style style:name="P23" style:family="paragraph" style:parent-style-name="Numbering_20_1_20_Start" style:list-style-name="L4"/>
    <style:style style:name="P24" style:family="paragraph" style:parent-style-name="Numbering_20_1_20_Start" style:list-style-name="L5"/>
    <style:style style:name="P25" style:family="paragraph" style:parent-style-name="Numbering_20_1_20_Start" style:list-style-name="L6"/>
    <style:style style:name="P26" style:family="paragraph" style:parent-style-name="Numbering_20_1_20_Start" style:list-style-name="L7"/>
    <style:style style:name="P27" style:family="paragraph" style:parent-style-name="Numbering_20_1_20_End" style:list-style-name="L3"/>
    <style:style style:name="P28" style:family="paragraph" style:parent-style-name="Numbering_20_1_20_End" style:list-style-name="L4"/>
    <style:style style:name="P29" style:family="paragraph" style:parent-style-name="Numbering_20_1_20_End" style:list-style-name="L5"/>
    <style:style style:name="P30" style:family="paragraph" style:parent-style-name="Numbering_20_1_20_End" style:list-style-name="L6"/>
    <style:style style:name="P31" style:family="paragraph" style:parent-style-name="Numbering_20_1_20_End" style:list-style-name="L7"/>
    <style:style style:name="P32" style:family="paragraph" style:parent-style-name="List_20_1_20_Start" style:list-style-name="L1"/>
    <style:style style:name="P33" style:family="paragraph" style:parent-style-name="List_20_1_20_Start" style:list-style-name="L2"/>
    <style:style style:name="P34" style:family="paragraph" style:parent-style-name="List_20_1_20_Cont." style:list-style-name="L1"/>
    <style:style style:name="P35" style:family="paragraph" style:parent-style-name="List_20_1_20_Cont." style:list-style-name="L2"/>
    <style:style style:name="P36" style:family="paragraph" style:parent-style-name="List_20_1_20_End" style:list-style-name="L1"/>
    <style:style style:name="P37" style:family="paragraph" style:parent-style-name="List_20_1_20_End" style:list-style-name="L2"/>
    <style:style style:name="P3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10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0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1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9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7-06T09:34:12.14" text:fixed="true">2011年7月</text:date></text:p>
          </table:table-cell>
        </table:table-row>
      </table:table>
      <text:p text:style-name="P4">文档状态：草稿</text:p>
      <text:p text:style-name="P4">密级：机密</text:p>
      <text:h text:style-name="P12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6">目录</text:p>
          </text:index-title>
          <text:p text:style-name="P6">修订记录<text:tab/>i</text:p>
          <text:p text:style-name="P6"><text:s/>1.前言<text:tab/>1</text:p>
          <text:p text:style-name="P7"><text:s/>1.1.序言<text:tab/>1</text:p>
          <text:p text:style-name="P7"><text:s/>1.2.本文预期读者<text:tab/>1</text:p>
          <text:p text:style-name="P7"><text:s/>1.3.名词解释<text:tab/>1</text:p>
          <text:p text:style-name="P7"><text:s/>1.4.现有的 .NET/JAVA 框架们怎么了？<text:tab/>1</text:p>
          <text:p text:style-name="P8"><text:s/>1.4.1.万能的框架等于没有框架<text:tab/>1</text:p>
          <text:p text:style-name="P8"><text:s/>1.4.2.基于HIBERNATE 构建的"分层"系统的缺陷<text:tab/>1</text:p>
          <text:p text:style-name="P6"><text:s/>2.OBJECTSERVER 概述<text:tab/>3</text:p>
          <text:p text:style-name="P7"><text:s/>2.1.ObjectServer 是什么？<text:tab/>3</text:p>
          <text:p text:style-name="P7"><text:s/>2.2.ObjectServer 是“敏捷”的开发框架<text:tab/>3</text:p>
          <text:p text:style-name="P7"><text:s/>2.3.ObjectServer 是集成的平台<text:tab/>3</text:p>
          <text:p text:style-name="P7"><text:s/>2.4.ObjectServer 是开放的平台<text:tab/>3</text:p>
          <text:p text:style-name="P7"><text:s/>2.5.更低的部署和维护成本，更好的客户端体验<text:tab/>4</text:p>
          <text:p text:style-name="P6"><text:s/>3.OBJECTSERVER 架构<text:tab/>5</text:p>
          <text:p text:style-name="P6"><text:s/>4.OBJECTSERVER 系统需求<text:tab/>6</text:p>
          <text:p text:style-name="P7"><text:s/>4.1.硬件环境<text:tab/>6</text:p>
          <text:p text:style-name="P7"><text:s/>4.2.软件环境<text:tab/>6</text:p>
          <text:p text:style-name="P8"><text:s/>4.2.1.数据库<text:tab/>6</text:p>
          <text:p text:style-name="P8"><text:s/>4.2.2.运行环境<text:tab/>6</text:p>
          <text:p text:style-name="P6"><text:s/>5.一个典型的OBJECTSERVER 模块<text:tab/>7</text:p>
          <text:p text:style-name="P6"><text:s/>6.参考资料<text:tab/>8</text:p>
          <text:p text:style-name="P6"><text:s/>7.索引<text:tab/>9</text:p>
        </text:index-body>
      </text:table-of-content>
      <text:p text:style-name="Standard"/>
      <text:p text:style-name="Standard"><text:reference-mark text:name="文前最后一页"/></text:p>
      <text:h text:style-name="P13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29625418" text:style-name="L1">
        <text:list-item>
          <text:p text:style-name="P32">各类ObjectServer的二次开发人员。</text:p>
        </text:list-item>
        <text:list-item>
          <text:p text:style-name="P34">ObjectServer 开发人员。</text:p>
        </text:list-item>
        <text:list-item>
          <text:p text:style-name="P36">进行系统技术选型的人员。</text:p>
        </text:list-item>
      </text:list>
      <text:h text:style-name="Heading_20_2" text:outline-level="2">名词解释</text:h>
      <text:list xml:id="list29635534" text:style-name="L2">
        <text:list-item>
          <text:p text:style-name="P33">MIS：“管理信息系统”的缩写。</text:p>
        </text:list-item>
        <text:list-item>
          <text:p text:style-name="P35">Mono：一个开源的可运行于各类Unix及Linux上的.NET实现。</text:p>
        </text:list-item>
        <text:list-item>
          <text:p text:style-name="P35">ZeroMQ：一个开源的、轻量级的、高性能的消息队列系统。</text:p>
        </text:list-item>
        <text:list-item>
          <text:p text:style-name="P37">Cron：Unix 系统上的定时任务子系统名称。</text:p>
        </text:list-item>
      </text:list>
      <text:p text:style-name="List_20_1_20_End"/>
      <text:h text:style-name="P15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29638415" text:style-name="L3">
        <text:list-item>
          <text:p text:style-name="P22">牵一发动全身：想想为一个模型添加一个字段需要改动多少代码？从模型类、数据访问层、业务层、表现层的全部代码均需要修改。</text:p>
        </text:list-item>
        <text:list-item>
          <text:p text:style-name="P17">基本上权限和安全控制都需要硬编码。</text:p>
        </text:list-item>
        <text:list-item>
          <text:p text:style-name="P17">绝大多数系统并不是真正的分层，仅仅只是逻辑分层，享受不了物理分层的好处。</text:p>
        </text:list-item>
        <text:list-item>
          <text:p text:style-name="P27"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29636693" text:style-name="L4">
        <text:list-item>
          <text:p text:style-name="P23">它鼓励更清晰的表设计：依据模型类自动建表，当模型类改变时，系统能够自动迁移调整表结构。</text:p>
        </text:list-item>
        <text:list-item>
          <text:p text:style-name="P18">给用户更好的体验：通过简单的定义，OS客户端可以自动生成用户界面。这意味着TODO</text:p>
        </text:list-item>
        <text:list-item>
          <text:p text:style-name="P18">模块化：所有业务功能都是通过 OS“模块”实现的，添加新功能只需添加新模块，可以按需安装。</text:p>
        </text:list-item>
        <text:list-item>
          <text:p text:style-name="P28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Numbering_20_1">ObjectServer 平台核心已经集成了数据库应用所必需的功能：</text:p>
      <text:list xml:id="list29612578" text:style-name="L5">
        <text:list-item>
          <text:p text:style-name="P24">Excel/OpenOffice 报表引擎</text:p>
        </text:list-item>
        <text:list-item>
          <text:p text:style-name="P19">Cron 计划任务引擎</text:p>
        </text:list-item>
        <text:list-item>
          <text:p text:style-name="P19">工作流引擎</text:p>
        </text:list-item>
        <text:list-item>
          <text:p text:style-name="P19">集成的可配置的权限和安全管理</text:p>
        </text:list-item>
        <text:list-item>
          <text:p text:style-name="P29">数据导入、导出子系统</text:p>
        </text:list-item>
      </text:list>
      <text:h text:style-name="Heading_20_2" text:outline-level="2">ObjectServer 是开放的平台</text:h>
      <text:list xml:id="list29618146" text:style-name="L6">
        <text:list-item>
          <text:p text:style-name="P25">ObjectServer 本身即由若干优秀的开源软件搭建而成。</text:p>
        </text:list-item>
        <text:list-item>
          <text:p text:style-name="P20"><text:soft-page-break/>ObjectServer 可使用多种数据库，推荐使用稳定、高效且开源免费的 PostgreSQL。</text:p>
        </text:list-item>
        <text:list-item>
          <text:p text:style-name="P20">ObjectServer 是 Mono 兼容的 .NET 应用，可以良好地运行于 Linux 之上。</text:p>
        </text:list-item>
        <text:list-item>
          <text:p text:style-name="P20">任何支持 JSON 和 HTTP 协议的语言及平台均能够与 ObjectServer 客户端一样访问所有功能。</text:p>
        </text:list-item>
        <text:list-item>
          <text:p text:style-name="P30"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29626716" text:style-name="L7">
        <text:list-item>
          <text:p text:style-name="P26">ObjectServer 的客户端使用Silverlight技术实现。</text:p>
        </text:list-item>
        <text:list-item>
          <text:p text:style-name="P21">客户端界面为运行时“半自动”方式生成，大大减少工作量。</text:p>
        </text:list-item>
        <text:list-item>
          <text:p text:style-name="P21">客户端全自动升级。</text:p>
        </text:list-item>
        <text:list-item>
          <text:p text:style-name="P21">高响应速度的UI、平滑的动画效果。</text:p>
        </text:list-item>
        <text:list-item>
          <text:p text:style-name="P31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OBJECTSERVER 模块</text:h>
      <text:p text:style-name="Text_20_body">一个模块通常表现为ObjectServer系统目录Modules下面的一个子目录。一个最小化的 ObjectServer模块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p text:style-name="Text_20_body"/>
      <text:h text:style-name="P14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38">表格 5-1<text:tab/>7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38">图 3-1: <text:tab/>5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52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 Condensed" fo:font-size="130%" fo:font-weight="normal" style:font-size-asian="130%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4pt" fo:font-style="normal" fo:font-weight="normal" style:font-size-asian="14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49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10%" fo:font-weight="normal" style:font-size-asian="110%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2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0%" fo:font-style="normal" fo:font-weight="normal" style:font-size-asian="120%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>
      <style:paragraph-properties fo:text-align="center" style:justify-single-word="false"/>
      <style:text-properties style:font-name="Cambria" fo:font-size="26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>
      <style:paragraph-properties fo:text-align="center" style:justify-single-word="false"/>
      <style:text-properties style:font-name="Arial1" fo:font-size="18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8</text:page-number>页，共<text:page-count>12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VIII</text:page-number>页，共<text:page-count>12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 3.OBJECTSERVER 架构</text:chapter><text:tab/><text:placeholder text:placeholder-type="image">&lt;这里放 Logo&gt;</text:placeholder><text:bookmark-end text:name="__DdeLink__511_171232772"/></text:p>
      </style:header>
      <style:footer>
        <text:p text:style-name="MP2"><text:bookmark-start text:name="__DdeLink__1637_171232772"/><text:bookmark-start text:name="__DdeLink__1647_171232772"/><text:span text:style-name="MT1">第</text:span><text:bookmark-start text:name="__DdeLink__504_171232772"/><text:page-number text:select-page="current">8</text:page-number><text:span text:style-name="MT1">页，共</text:span><text:bookmark-end text:name="__DdeLink__504_171232772"/><text:span text:style-name="MT1"><text:reference-ref text:ref-name="正文和文后最后一页">8</text:reference-ref></text:span><text:span text:style-name="MT1">页</text:span><text:bookmark-end text:name="__DdeLink__1637_171232772"/><text:bookmark-end text:name="__DdeLink__164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77_137617427"/><text:bookmark-start text:name="__DdeLink__263_137617427"/><text:bookmark-start text:name="__DdeLink__289_137617427"/><text:span text:style-name="MT1">第</text:span><text:bookmark-start text:name="__DdeLink__504_1712327721"/><text:page-number text:select-page="current">8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8</text:reference-ref></text:span><text:bookmark-end text:name="__DdeLink__289_137617427"/><text:bookmark-end text:name="__DdeLink__303_137617427"/><text:span text:style-name="MT1">页</text:span><text:bookmark-end text:name="__DdeLink__277_137617427"/><text:bookmark-end text:name="__DdeLink__263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8</text:page-number>页，共<text:reference-ref text:ref-name="文前最后一页">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2" meta:paragraph-count="133" meta:word-count="1134" meta:character-count="3210"/>
  </office:meta>
</office:document-meta>
</file>